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3.59958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400" table:style-name="ce4">
            <text:p>400</text:p>
          </table:table-cell>
          <table:table-cell office:value-type="float" office:value="400" table:formula="of:=[.B2]" table:style-name="ce1">
            <text:p>40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90" table:style-name="ce4">
            <text:p>90</text:p>
          </table:table-cell>
          <table:table-cell office:value-type="float" office:value="90" table:formula="of:=[.B4]" table:style-name="ce1">
            <text:p>9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600" table:style-name="ce4">
            <text:p>600</text:p>
          </table:table-cell>
          <table:table-cell office:value-type="float" office:value="600" table:formula="of:=[.B5]" table:style-name="ce1">
            <text:p>60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formula="of:=[.B7]" table:style-name="ce1">
            <text:p>10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68 <text:s/>Колбаса Особая ТМ Особый рецепт, 0,5 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80" table:style-name="ce4">
            <text:p>80</text:p>
          </table:table-cell>
          <table:table-cell office:value-type="float" office:value="80" table:formula="of:=[.B9]" table:style-name="ce1">
            <text:p>80</text:p>
          </table:table-cell>
          <table:table-cell table:number-columns-repeated="16381"/>
        </table:table-row>
        <table:table-row table:style-name="ro3" table:visibility="filter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office:value-type="float" office:value="20" table:style-name="ce4">
            <text:p>20</text:p>
          </table:table-cell>
          <table:table-cell office:value-type="float" office:value="8" table:formula="of:=[.B11]*0.4" table:style-name="ce1">
            <text:p>8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40" table:formula="of:=[.B14]" table:style-name="ce1">
            <text:p>4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180" table:style-name="ce4">
            <text:p>180</text:p>
          </table:table-cell>
          <table:table-cell office:value-type="float" office:value="180" table:formula="of:=[.B22]" table:style-name="ce1">
            <text:p>18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formula="of:=[.B23]" table:style-name="ce1">
            <text:p>10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120" table:formula="of:=[.B24]" table:style-name="ce1">
            <text:p>12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formula="of:=[.B26]" table:style-name="ce1">
            <text:p>5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40 <text:s/>Колбаса Салями охотничья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80" table:style-name="ce4">
            <text:p>80</text:p>
          </table:table-cell>
          <table:table-cell office:value-type="float" office:value="80" table:formula="of:=[.B32]" table:style-name="ce1">
            <text:p>8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40" table:formula="of:=[.B33]" table:style-name="ce1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90" table:style-name="ce4">
            <text:p>90</text:p>
          </table:table-cell>
          <table:table-cell office:value-type="float" office:value="90" table:formula="of:=[.B34]" table:style-name="ce1">
            <text:p>9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30" table:formula="of:=[.B35]" table:style-name="ce1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formula="of:=[.B36]" table:style-name="ce1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60" table:formula="of:=[.B37]" table:style-name="ce1">
            <text:p>6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120" table:formula="of:=[.B38]" table:style-name="ce1">
            <text:p>12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40" table:formula="of:=[.B40]" table:style-name="ce1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formula="of:=[.B41]" table:style-name="ce1">
            <text:p>10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table:style-name="ce4"/>
          <table:table-cell table:number-columns-repeated="16382" table:style-name="ce1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500" table:style-name="ce4">
            <text:p>500</text:p>
          </table:table-cell>
          <table:table-cell office:value-type="float" office:value="500" table:formula="of:=[.B43]" table:style-name="ce1">
            <text:p>5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600" table:style-name="ce4">
            <text:p>600</text:p>
          </table:table-cell>
          <table:table-cell office:value-type="float" office:value="600" table:formula="of:=[.B44]" table:style-name="ce1">
            <text:p>6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formula="of:=[.B45]" table:style-name="ce1">
            <text:p>1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3 <text:s/>Шпикачки Стародворские, ВЕС. <text:s/>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40" table:formula="of:=[.B46]" table:style-name="ce1">
            <text:p>4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formula="of:=[.B48]" table:style-name="ce1">
            <text:p>5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3" table:visibility="filter">
          <table:table-cell office:value-type="string" table:style-name="ce5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4">
            <text:p>Ветчина Вязанка с индейкой вес</text:p>
          </table:table-cell>
          <table:table-cell office:value-type="float" office:value="20" table:style-name="ce4">
            <text:p>20</text:p>
          </table:table-cell>
          <table:table-cell office:value-type="float" office:value="20" table:formula="of:=[.B51]" table:style-name="ce1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30" table:formula="of:=[.B52]" table:style-name="ce1">
            <text:p>30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3730" table:formula="of:=SUM([.B2:.B52])" table:style-name="ce1">
            <text:p>3730</text:p>
          </table:table-cell>
          <table:table-cell table:number-columns-repeated="16382" table:style-name="ce1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B52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3-10-31T08:27:37Z</dc:date>
    <meta:editing-cycles>53</meta:editing-cycles>
    <meta:editing-duration>PT58544S</meta:editing-duration>
  </office:meta>
</office:document-meta>
</file>